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28in"/>
    </style:style>
    <style:style style:name="co2" style:family="table-column">
      <style:table-column-properties fo:break-before="auto" style:column-width="2.1898in"/>
    </style:style>
    <style:style style:name="co3" style:family="table-column">
      <style:table-column-properties fo:break-before="auto" style:column-width="0.9638in"/>
    </style:style>
    <style:style style:name="ro1" style:family="table-row">
      <style:table-row-properties style:row-height="0.2in" fo:break-before="auto" style:use-optimal-row-height="true"/>
    </style:style>
    <style:style style:name="ro2" style:family="table-row">
      <style:table-row-properties style:row-height="0.209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office:value-type="string">
            <text:p>nickname</text:p>
          </table:table-cell>
          <table:table-cell office:value-type="string">
            <text:p>name</text:p>
          </table:table-cell>
          <table:table-cell office:value-type="string">
            <text:p>need_to_check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string">
            <text:p>2Cool-Ca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 to 1</text:p>
          </table:table-cell>
          <table:table-cell table:formula="of:=[.A3]" office:value-type="string" office:string-value="3 to 1">
            <text:p>3 to 1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38Geary</text:p>
          </table:table-cell>
          <table:table-cell office:value-type="string">
            <text:p>Geary Feria</text:p>
          </table:table-cell>
          <table:table-cell table:number-columns-repeated="1022"/>
        </table:table-row>
        <table:table-row table:style-name="ro1">
          <table:table-cell office:value-type="string">
            <text:p>Abanto</text:p>
          </table:table-cell>
          <table:table-cell office:value-type="string">
            <text:p>Luis J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acracchiolo0921</text:p>
          </table:table-cell>
          <table:table-cell office:value-type="string">
            <text:p>Antonio Cracchiolo</text:p>
          </table:table-cell>
          <table:table-cell table:number-columns-repeated="1022"/>
        </table:table-row>
        <table:table-row table:style-name="ro1">
          <table:table-cell office:value-type="string">
            <text:p>Aisha</text:p>
          </table:table-cell>
          <table:table-cell office:value-type="string">
            <text:p>Aisha Rasul</text:p>
          </table:table-cell>
          <table:table-cell table:number-columns-repeated="1022"/>
        </table:table-row>
        <table:table-row table:style-name="ro1">
          <table:table-cell office:value-type="string">
            <text:p>Aitoku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itokumasae</text:p>
          </table:table-cell>
          <table:table-cell office:value-type="string">
            <text:p>Masae Aitoku</text:p>
          </table:table-cell>
          <table:table-cell table:number-columns-repeated="1022"/>
        </table:table-row>
        <table:table-row table:style-name="ro1">
          <table:table-cell office:value-type="string">
            <text:p>Andres36</text:p>
          </table:table-cell>
          <table:table-cell office:value-type="string">
            <text:p>Andres Sims</text:p>
          </table:table-cell>
          <table:table-cell table:number-columns-repeated="1022"/>
        </table:table-row>
        <table:table-row table:style-name="ro1">
          <table:table-cell office:value-type="string">
            <text:p>Andrewkeller</text:p>
          </table:table-cell>
          <table:table-cell office:value-type="string">
            <text:p>Andrew Keller</text:p>
          </table:table-cell>
          <table:table-cell table:number-columns-repeated="1022"/>
        </table:table-row>
        <table:table-row table:style-name="ro1">
          <table:table-cell office:value-type="string">
            <text:p>Angelito</text:p>
          </table:table-cell>
          <table:table-cell office:value-type="string">
            <text:p>Angel Ake</text:p>
          </table:table-cell>
          <table:table-cell table:number-columns-repeated="1022"/>
        </table:table-row>
        <table:table-row table:style-name="ro1">
          <table:table-cell office:value-type="string">
            <text:p>APham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Arogers247</text:p>
          </table:table-cell>
          <table:table-cell office:value-type="string">
            <text:p>Alyssa Rogers</text:p>
          </table:table-cell>
          <table:table-cell table:number-columns-repeated="1022"/>
        </table:table-row>
        <table:table-row table:style-name="ro1">
          <table:table-cell office:value-type="string">
            <text:p>Art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audra</text:p>
          </table:table-cell>
          <table:table-cell office:value-type="string">
            <text:p>Audra K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Audra K</text:p>
          </table:table-cell>
          <table:table-cell table:number-columns-repeated="1022"/>
        </table:table-row>
        <table:table-row table:style-name="ro1">
          <table:table-cell office:value-type="string">
            <text:p>AVP100</text:p>
          </table:table-cell>
          <table:table-cell office:value-type="string">
            <text:p>An Pham</text:p>
          </table:table-cell>
          <table:table-cell table:number-columns-repeated="1022"/>
        </table:table-row>
        <table:table-row table:style-name="ro1">
          <table:table-cell office:value-type="string">
            <text:p>Belle</text:p>
          </table:table-cell>
          <table:table-cell office:value-type="string">
            <text:p>Annabelle Cabuhat</text:p>
          </table:table-cell>
          <table:table-cell table:number-columns-repeated="1022"/>
        </table:table-row>
        <table:table-row table:style-name="ro1">
          <table:table-cell office:value-type="string">
            <text:p>Benji</text:p>
          </table:table-cell>
          <table:table-cell office:value-type="string">
            <text:p>Ben Green</text:p>
          </table:table-cell>
          <table:table-cell table:number-columns-repeated="1022"/>
        </table:table-row>
        <table:table-row table:style-name="ro1">
          <table:table-cell office:value-type="string">
            <text:p>benjamindelman</text:p>
          </table:table-cell>
          <table:table-cell office:value-type="string">
            <text:p>Benjamin Delman</text:p>
          </table:table-cell>
          <table:table-cell table:number-columns-repeated="1022"/>
        </table:table-row>
        <table:table-row table:style-name="ro1">
          <table:table-cell office:value-type="string">
            <text:p>benmarini</text:p>
          </table:table-cell>
          <table:table-cell office:value-type="string">
            <text:p>Ben Marini</text:p>
          </table:table-cell>
          <table:table-cell table:number-columns-repeated="1022"/>
        </table:table-row>
        <table:table-row table:style-name="ro1">
          <table:table-cell office:value-type="string">
            <text:p>BigJerk</text:p>
          </table:table-cell>
          <table:table-cell office:value-type="string">
            <text:p>Rob Reeve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igSteve2</text:p>
          </table:table-cell>
          <table:table-cell office:value-type="string">
            <text:p>BigSteve</text:p>
          </table:table-cell>
          <table:table-cell table:number-columns-repeated="1022"/>
        </table:table-row>
        <table:table-row table:style-name="ro1">
          <table:table-cell office:value-type="string">
            <text:p>Blackice</text:p>
          </table:table-cell>
          <table:table-cell office:value-type="string">
            <text:p>Daniel Mosley</text:p>
          </table:table-cell>
          <table:table-cell table:number-columns-repeated="1022"/>
        </table:table-row>
        <table:table-row table:style-name="ro1">
          <table:table-cell office:value-type="string">
            <text:p>billhart</text:p>
          </table:table-cell>
          <table:table-cell office:value-type="string">
            <text:p>Bill Hart</text:p>
          </table:table-cell>
          <table:table-cell table:number-columns-repeated="1022"/>
        </table:table-row>
        <table:table-row table:style-name="ro1">
          <table:table-cell office:value-type="string">
            <text:p>bluewhale</text:p>
          </table:table-cell>
          <table:table-cell office:value-type="string">
            <text:p>Barnie May</text:p>
          </table:table-cell>
          <table:table-cell table:number-columns-repeated="1022"/>
        </table:table-row>
        <table:table-row table:style-name="ro1">
          <table:table-cell office:value-type="string">
            <text:p>BobSimon</text:p>
          </table:table-cell>
          <table:table-cell office:value-type="string">
            <text:p>Bob Simon</text:p>
          </table:table-cell>
          <table:table-cell table:number-columns-repeated="1022"/>
        </table:table-row>
        <table:table-row table:style-name="ro1">
          <table:table-cell office:value-type="string">
            <text:p>Braveheart</text:p>
          </table:table-cell>
          <table:table-cell office:value-type="string">
            <text:p>Guy Argo</text:p>
          </table:table-cell>
          <table:table-cell table:number-columns-repeated="1022"/>
        </table:table-row>
        <table:table-row table:style-name="ro1">
          <table:table-cell office:value-type="string">
            <text:p>caitlinlala</text:p>
          </table:table-cell>
          <table:table-cell office:value-type="string">
            <text:p>Caitlin McKenzie</text:p>
          </table:table-cell>
          <table:table-cell table:number-columns-repeated="1022"/>
        </table:table-row>
        <table:table-row table:style-name="ro1">
          <table:table-cell office:value-type="string">
            <text:p>Caleb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pta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arlitosTep</text:p>
          </table:table-cell>
          <table:table-cell office:value-type="string">
            <text:p>Carlitos</text:p>
          </table:table-cell>
          <table:table-cell table:number-columns-repeated="1022"/>
        </table:table-row>
        <table:table-row table:style-name="ro1">
          <table:table-cell office:value-type="string">
            <text:p>CCCX</text:p>
          </table:table-cell>
          <table:table-cell office:value-type="string">
            <text:p>Claudio Calix</text:p>
          </table:table-cell>
          <table:table-cell table:number-columns-repeated="1022"/>
        </table:table-row>
        <table:table-row table:style-name="ro1">
          <table:table-cell office:value-type="string">
            <text:p>CDRubi</text:p>
          </table:table-cell>
          <table:table-cell office:value-type="string">
            <text:p>Cristian Rubi</text:p>
          </table:table-cell>
          <table:table-cell table:number-columns-repeated="1022"/>
        </table:table-row>
        <table:table-row table:style-name="ro1">
          <table:table-cell office:value-type="string">
            <text:p>champ_exert</text:p>
          </table:table-cell>
          <table:table-cell office:value-type="string">
            <text:p>Itsara Khajhonsakchutiku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HINOSON</text:p>
          </table:table-cell>
          <table:table-cell table:number-columns-repeated="1022"/>
        </table:table-row>
        <table:table-row table:style-name="ro1">
          <table:table-cell office:value-type="string">
            <text:p>Chotivudh</text:p>
          </table:table-cell>
          <table:table-cell office:value-type="string">
            <text:p>Chotivudh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Chri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Chrisrubio_2305</text:p>
          </table:table-cell>
          <table:table-cell office:value-type="string">
            <text:p>Christian Rubio</text:p>
          </table:table-cell>
          <table:table-cell table:number-columns-repeated="1022"/>
        </table:table-row>
        <table:table-row table:style-name="ro1">
          <table:table-cell office:value-type="string">
            <text:p>cliffw</text:p>
          </table:table-cell>
          <table:table-cell office:value-type="string">
            <text:p>Cliff Warren</text:p>
          </table:table-cell>
          <table:table-cell table:number-columns-repeated="1022"/>
        </table:table-row>
        <table:table-row table:style-name="ro1">
          <table:table-cell office:value-type="string">
            <text:p>Colette</text:p>
          </table:table-cell>
          <table:table-cell office:value-type="string">
            <text:p>Colette Thomason</text:p>
          </table:table-cell>
          <table:table-cell table:number-columns-repeated="1022"/>
        </table:table-row>
        <table:table-row table:style-name="ro1">
          <table:table-cell office:value-type="string">
            <text:p>CoolCat</text:p>
          </table:table-cell>
          <table:table-cell office:value-type="string">
            <text:p>Chris Graing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Corgi</text:p>
          </table:table-cell>
          <table:table-cell table:number-columns-repeated="1022"/>
        </table:table-row>
        <table:table-row table:style-name="ro1">
          <table:table-cell office:value-type="string">
            <text:p>crankyclara</text:p>
          </table:table-cell>
          <table:table-cell office:value-type="string">
            <text:p>Clara Kwong</text:p>
          </table:table-cell>
          <table:table-cell table:number-columns-repeated="1022"/>
        </table:table-row>
        <table:table-row table:style-name="ro1">
          <table:table-cell office:value-type="string">
            <text:p>dacandal</text:p>
          </table:table-cell>
          <table:table-cell office:value-type="string">
            <text:p>Dylan Scandalios</text:p>
          </table:table-cell>
          <table:table-cell table:number-columns-repeated="1022"/>
        </table:table-row>
        <table:table-row table:style-name="ro1">
          <table:table-cell office:value-type="string">
            <text:p>dali</text:p>
          </table:table-cell>
          <table:table-cell office:value-type="string">
            <text:p>Dali Karahan</text:p>
          </table:table-cell>
          <table:table-cell table:number-columns-repeated="1022"/>
        </table:table-row>
        <table:table-row table:style-name="ro1">
          <table:table-cell office:value-type="string">
            <text:p>DannyM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nnyMullan</text:p>
          </table:table-cell>
          <table:table-cell office:value-type="string">
            <text:p>Danny Mullan</text:p>
          </table:table-cell>
          <table:table-cell table:number-columns-repeated="1022"/>
        </table:table-row>
        <table:table-row table:style-name="ro1">
          <table:table-cell office:value-type="string">
            <text:p>Darrenkoepp</text:p>
          </table:table-cell>
          <table:table-cell office:value-type="string">
            <text:p>Darren Koepp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Dave55</text:p>
          </table:table-cell>
          <table:table-cell table:number-columns-repeated="1022"/>
        </table:table-row>
        <table:table-row table:style-name="ro1">
          <table:table-cell office:value-type="string">
            <text:p>dbwolfe</text:p>
          </table:table-cell>
          <table:table-cell office:value-type="string">
            <text:p>Dan Wolfe</text:p>
          </table:table-cell>
          <table:table-cell table:number-columns-repeated="1022"/>
        </table:table-row>
        <table:table-row table:style-name="ro2">
          <table:table-cell office:value-type="string">
            <text:p>DeXoNeR</text:p>
          </table:table-cell>
          <table:table-cell office:value-type="string">
            <text:p>Dean Schram</text:p>
          </table:table-cell>
          <table:table-cell table:number-columns-repeated="1022"/>
        </table:table-row>
        <table:table-row table:style-name="ro1">
          <table:table-cell office:value-type="string">
            <text:p>Dick</text:p>
          </table:table-cell>
          <table:table-cell office:value-type="string">
            <text:p>Dick Mills</text:p>
          </table:table-cell>
          <table:table-cell table:number-columns-repeated="1022"/>
        </table:table-row>
        <table:table-row table:style-name="ro1">
          <table:table-cell office:value-type="string">
            <text:p>DigDug</text:p>
          </table:table-cell>
          <table:table-cell office:value-type="string">
            <text:p>Doug Carson</text:p>
          </table:table-cell>
          <table:table-cell table:number-columns-repeated="1022"/>
        </table:table-row>
        <table:table-row table:style-name="ro1">
          <table:table-cell office:value-type="string">
            <text:p>diogo6</text:p>
          </table:table-cell>
          <table:table-cell office:value-type="string">
            <text:p>Diogo Martini</text:p>
          </table:table-cell>
          <table:table-cell table:number-columns-repeated="1022"/>
        </table:table-row>
        <table:table-row table:style-name="ro1">
          <table:table-cell office:value-type="string">
            <text:p>draymehr</text:p>
          </table:table-cell>
          <table:table-cell office:value-type="string">
            <text:p>David Mehrwein</text:p>
          </table:table-cell>
          <table:table-cell table:number-columns-repeated="1022"/>
        </table:table-row>
        <table:table-row table:style-name="ro1">
          <table:table-cell office:value-type="string">
            <text:p>D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D-Ray</text:p>
          </table:table-cell>
          <table:table-cell office:value-type="string">
            <text:p>DRay</text:p>
          </table:table-cell>
          <table:table-cell table:number-columns-repeated="1022"/>
        </table:table-row>
        <table:table-row table:style-name="ro1">
          <table:table-cell office:value-type="string">
            <text:p>DwyFace</text:p>
          </table:table-cell>
          <table:table-cell office:value-type="string">
            <text:p>DwyFace</text:p>
          </table:table-cell>
          <table:table-cell table:number-columns-repeated="1022"/>
        </table:table-row>
        <table:table-row table:style-name="ro1">
          <table:table-cell office:value-type="string">
            <text:p>EagleEye6</text:p>
          </table:table-cell>
          <table:table-cell office:value-type="string">
            <text:p>Trip Allen</text:p>
          </table:table-cell>
          <table:table-cell table:number-columns-repeated="1022"/>
        </table:table-row>
        <table:table-row table:style-name="ro1">
          <table:table-cell office:value-type="string">
            <text:p>Earle</text:p>
          </table:table-cell>
          <table:table-cell office:value-type="string">
            <text:p>Earle Murphy</text:p>
          </table:table-cell>
          <table:table-cell table:number-columns-repeated="1022"/>
        </table:table-row>
        <table:table-row table:style-name="ro1">
          <table:table-cell office:value-type="string">
            <text:p>echow</text:p>
          </table:table-cell>
          <table:table-cell office:value-type="string">
            <text:p>Ernest Chow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dwin</text:p>
          </table:table-cell>
          <table:table-cell table:number-columns-repeated="1022"/>
        </table:table-row>
        <table:table-row table:style-name="ro1">
          <table:table-cell office:value-type="string">
            <text:p>elmo</text:p>
          </table:table-cell>
          <table:table-cell office:value-type="string">
            <text:p>Elmo Lum</text:p>
          </table:table-cell>
          <table:table-cell table:number-columns-repeated="1022"/>
        </table:table-row>
        <table:table-row table:style-name="ro1">
          <table:table-cell office:value-type="string">
            <text:p>entrepreneurSF</text:p>
          </table:table-cell>
          <table:table-cell office:value-type="string">
            <text:p>Mark Thomas</text:p>
          </table:table-cell>
          <table:table-cell table:number-columns-repeated="1022"/>
        </table:table-row>
        <table:table-row table:style-name="ro1">
          <table:table-cell office:value-type="string">
            <text:p>ericbabaki</text:p>
          </table:table-cell>
          <table:table-cell office:value-type="string">
            <text:p>Eric Babaki</text:p>
          </table:table-cell>
          <table:table-cell table:number-columns-repeated="1022"/>
        </table:table-row>
        <table:table-row table:style-name="ro1">
          <table:table-cell office:value-type="string">
            <text:p>Ericchen0121</text:p>
          </table:table-cell>
          <table:table-cell office:value-type="string">
            <text:p>Eric Chen</text:p>
          </table:table-cell>
          <table:table-cell table:number-columns-repeated="1022"/>
        </table:table-row>
        <table:table-row table:style-name="ro1">
          <table:table-cell office:value-type="string">
            <text:p>Erikaypacheco</text:p>
          </table:table-cell>
          <table:table-cell office:value-type="string">
            <text:p>Erika Beb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Ernesto</text:p>
          </table:table-cell>
          <table:table-cell table:number-columns-repeated="1022"/>
        </table:table-row>
        <table:table-row table:style-name="ro1">
          <table:table-cell office:value-type="string">
            <text:p>Fearghal</text:p>
          </table:table-cell>
          <table:table-cell office:value-type="string">
            <text:p>Fearghal McElene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FlatTop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floydbeth</text:p>
          </table:table-cell>
          <table:table-cell office:value-type="string">
            <text:p>Floyd Adriano</text:p>
          </table:table-cell>
          <table:table-cell table:number-columns-repeated="1022"/>
        </table:table-row>
        <table:table-row table:style-name="ro1">
          <table:table-cell office:value-type="string">
            <text:p>Fran</text:p>
          </table:table-cell>
          <table:table-cell office:value-type="string">
            <text:p>Fran Herman</text:p>
          </table:table-cell>
          <table:table-cell table:number-columns-repeated="1022"/>
        </table:table-row>
        <table:table-row table:style-name="ro1">
          <table:table-cell office:value-type="string">
            <text:p>Frisbie</text:p>
          </table:table-cell>
          <table:table-cell office:value-type="string">
            <text:p>Matt Frisbie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Sjr2</text:p>
          </table:table-cell>
          <table:table-cell office:value-type="string">
            <text:p>George Spruill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garymfoak</text:p>
          </table:table-cell>
          <table:table-cell office:value-type="string">
            <text:p>Kevin Su</text:p>
          </table:table-cell>
          <table:table-cell table:number-columns-repeated="1022"/>
        </table:table-row>
        <table:table-row table:style-name="ro1">
          <table:table-cell office:value-type="string">
            <text:p>gearcode77</text:p>
          </table:table-cell>
          <table:table-cell office:value-type="string">
            <text:p>Caleb Arrivill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george</text:p>
          </table:table-cell>
          <table:table-cell table:number-columns-repeated="1022"/>
        </table:table-row>
        <table:table-row table:style-name="ro1">
          <table:table-cell office:value-type="string">
            <text:p>gene</text:p>
          </table:table-cell>
          <table:table-cell office:value-type="string">
            <text:p>Gene Miller</text:p>
          </table:table-cell>
          <table:table-cell table:number-columns-repeated="1022"/>
        </table:table-row>
        <table:table-row table:style-name="ro1">
          <table:table-cell office:value-type="string">
            <text:p>Gerlpool</text:p>
          </table:table-cell>
          <table:table-cell office:value-type="string">
            <text:p>Gerlie Mendoza</text:p>
          </table:table-cell>
          <table:table-cell table:number-columns-repeated="1022"/>
        </table:table-row>
        <table:table-row table:style-name="ro1">
          <table:table-cell office:value-type="string">
            <text:p>German</text:p>
          </table:table-cell>
          <table:table-cell office:value-type="string">
            <text:p>Gago Frigerio</text:p>
          </table:table-cell>
          <table:table-cell table:number-columns-repeated="1022"/>
        </table:table-row>
        <table:table-row table:style-name="ro1">
          <table:table-cell office:value-type="string">
            <text:p>Gonnzz26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onnzz</text:p>
          </table:table-cell>
          <table:table-cell office:value-type="string">
            <text:p>Michael Gonzales</text:p>
          </table:table-cell>
          <table:table-cell table:number-columns-repeated="1022"/>
        </table:table-row>
        <table:table-row table:style-name="ro1">
          <table:table-cell office:value-type="string">
            <text:p>gsantoro</text:p>
          </table:table-cell>
          <table:table-cell office:value-type="string">
            <text:p>Gino Santoro</text:p>
          </table:table-cell>
          <table:table-cell table:number-columns-repeated="1022"/>
        </table:table-row>
        <table:table-row table:style-name="ro1">
          <table:table-cell office:value-type="string">
            <text:p>gusfring</text:p>
          </table:table-cell>
          <table:table-cell office:value-type="string">
            <text:p>gusfring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aarley</text:p>
          </table:table-cell>
          <table:table-cell table:formula="of:=[.A90]" office:value-type="string" office:string-value="Haaarley">
            <text:p>Haaarley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appyRichard</text:p>
          </table:table-cell>
          <table:table-cell office:value-type="string">
            <text:p>Richard Choi</text:p>
          </table:table-cell>
          <table:table-cell table:number-columns-repeated="1022"/>
        </table:table-row>
        <table:table-row table:style-name="ro1">
          <table:table-cell office:value-type="string">
            <text:p>Harbinger345</text:p>
          </table:table-cell>
          <table:table-cell office:value-type="string">
            <text:p>Arthur Patterson</text:p>
          </table:table-cell>
          <table:table-cell table:number-columns-repeated="1022"/>
        </table:table-row>
        <table:table-row table:style-name="ro1">
          <table:table-cell office:value-type="string">
            <text:p>Hector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 O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ctorOh</text:p>
          </table:table-cell>
          <table:table-cell office:value-type="string">
            <text:p>Hector Ortega</text:p>
          </table:table-cell>
          <table:table-cell table:number-columns-repeated="1022"/>
        </table:table-row>
        <table:table-row table:style-name="ro1">
          <table:table-cell office:value-type="string">
            <text:p>Henry</text:p>
          </table:table-cell>
          <table:table-cell office:value-type="string">
            <text:p>Henry Kwon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office:value-type="string">
            <text:p>hoolani</text:p>
          </table:table-cell>
          <table:table-cell office:value-type="string">
            <text:p>John Pereir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Hor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Hypo88</text:p>
          </table:table-cell>
          <table:table-cell office:value-type="string">
            <text:p>Joel Talevi</text:p>
          </table:table-cell>
          <table:table-cell table:number-columns-repeated="1022"/>
        </table:table-row>
        <table:table-row table:style-name="ro1">
          <table:table-cell office:value-type="string">
            <text:p>Iamhandsom</text:p>
          </table:table-cell>
          <table:table-cell office:value-type="string">
            <text:p>Iamhandso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IAmTheRat</text:p>
          </table:table-cell>
          <table:table-cell office:value-type="string">
            <text:p>Jess Rattey</text:p>
          </table:table-cell>
          <table:table-cell table:number-columns-repeated="1022"/>
        </table:table-row>
        <table:table-row table:style-name="ro1">
          <table:table-cell office:value-type="string">
            <text:p>iceboy</text:p>
          </table:table-cell>
          <table:table-cell office:value-type="string">
            <text:p>iceboy</text:p>
          </table:table-cell>
          <table:table-cell table:number-columns-repeated="1022"/>
        </table:table-row>
        <table:table-row table:style-name="ro1">
          <table:table-cell office:value-type="string">
            <text:p>ironhead</text:p>
          </table:table-cell>
          <table:table-cell office:value-type="string">
            <text:p>Neil Finocchiaro</text:p>
          </table:table-cell>
          <table:table-cell table:number-columns-repeated="1022"/>
        </table:table-row>
        <table:table-row table:style-name="ro1">
          <table:table-cell office:value-type="string">
            <text:p>itzkeithocuh</text:p>
          </table:table-cell>
          <table:table-cell office:value-type="string">
            <text:p>Keith Rubia</text:p>
          </table:table-cell>
          <table:table-cell table:number-columns-repeated="1022"/>
        </table:table-row>
        <table:table-row table:style-name="ro1">
          <table:table-cell office:value-type="string">
            <text:p>jamesl4981</text:p>
          </table:table-cell>
          <table:table-cell office:value-type="string">
            <text:p>James Lieble</text:p>
          </table:table-cell>
          <table:table-cell table:number-columns-repeated="1022"/>
        </table:table-row>
        <table:table-row table:style-name="ro1">
          <table:table-cell office:value-type="string">
            <text:p>Jamie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 B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mie540</text:p>
          </table:table-cell>
          <table:table-cell office:value-type="string">
            <text:p>Jamie Brown</text:p>
          </table:table-cell>
          <table:table-cell table:number-columns-repeated="1022"/>
        </table:table-row>
        <table:table-row table:style-name="ro1">
          <table:table-cell office:value-type="string">
            <text:p>JayGrehan</text:p>
          </table:table-cell>
          <table:table-cell office:value-type="string">
            <text:p>Jason Grehan</text:p>
          </table:table-cell>
          <table:table-cell table:number-columns-repeated="1022"/>
        </table:table-row>
        <table:table-row table:style-name="ro1">
          <table:table-cell office:value-type="string">
            <text:p>jdizon</text:p>
          </table:table-cell>
          <table:table-cell office:value-type="string">
            <text:p>Jaime Dizon</text:p>
          </table:table-cell>
          <table:table-cell table:number-columns-repeated="1022"/>
        </table:table-row>
        <table:table-row table:style-name="ro1">
          <table:table-cell office:value-type="string">
            <text:p>Jdubs05</text:p>
          </table:table-cell>
          <table:table-cell office:value-type="string">
            <text:p>Josh Williams</text:p>
          </table:table-cell>
          <table:table-cell table:number-columns-repeated="1022"/>
        </table:table-row>
        <table:table-row table:style-name="ro1">
          <table:table-cell office:value-type="string">
            <text:p>Jfattal</text:p>
          </table:table-cell>
          <table:table-cell office:value-type="string">
            <text:p>Jordan Fattal</text:p>
          </table:table-cell>
          <table:table-cell table:number-columns-repeated="1022"/>
        </table:table-row>
        <table:table-row table:style-name="ro1">
          <table:table-cell office:value-type="string">
            <text:p>jfgottheil</text:p>
          </table:table-cell>
          <table:table-cell office:value-type="string">
            <text:p>Jorge Gottheil</text:p>
          </table:table-cell>
          <table:table-cell table:number-columns-repeated="1022"/>
        </table:table-row>
        <table:table-row table:style-name="ro1">
          <table:table-cell office:value-type="string">
            <text:p>jhosebastian</text:p>
          </table:table-cell>
          <table:table-cell office:value-type="string">
            <text:p>Jhoanna Sebastian</text:p>
          </table:table-cell>
          <table:table-cell table:number-columns-repeated="1022"/>
        </table:table-row>
        <table:table-row table:style-name="ro1">
          <table:table-cell office:value-type="string">
            <text:p>John</text:p>
          </table:table-cell>
          <table:table-cell office:value-type="string">
            <text:p>John Bradley</text:p>
          </table:table-cell>
          <table:table-cell table:number-columns-repeated="1022"/>
        </table:table-row>
        <table:table-row table:style-name="ro1">
          <table:table-cell office:value-type="string">
            <text:p>Joina</text:p>
          </table:table-cell>
          <table:table-cell office:value-type="string">
            <text:p>Joina Liao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Jos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josetuz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oseT</text:p>
          </table:table-cell>
          <table:table-cell office:value-type="string">
            <text:p>josetuz</text:p>
          </table:table-cell>
          <table:table-cell table:number-columns-repeated="1022"/>
        </table:table-row>
        <table:table-row table:style-name="ro1">
          <table:table-cell office:value-type="string">
            <text:p>jpongin</text:p>
          </table:table-cell>
          <table:table-cell office:value-type="string">
            <text:p>James Hunvanich</text:p>
          </table:table-cell>
          <table:table-cell table:number-columns-repeated="1022"/>
        </table:table-row>
        <table:table-row table:style-name="ro1">
          <table:table-cell office:value-type="string">
            <text:p>jstein</text:p>
          </table:table-cell>
          <table:table-cell office:value-type="string">
            <text:p>Joseph Stein</text:p>
          </table:table-cell>
          <table:table-cell table:number-columns-repeated="1022"/>
        </table:table-row>
        <table:table-row table:style-name="ro1">
          <table:table-cell office:value-type="string">
            <text:p>jthielfoldt42</text:p>
          </table:table-cell>
          <table:table-cell office:value-type="string">
            <text:p>James Thielfoldt</text:p>
          </table:table-cell>
          <table:table-cell table:number-columns-repeated="1022"/>
        </table:table-row>
        <table:table-row table:style-name="ro1">
          <table:table-cell office:value-type="string">
            <text:p>juj1</text:p>
          </table:table-cell>
          <table:table-cell office:value-type="string">
            <text:p>Julie Garner</text:p>
          </table:table-cell>
          <table:table-cell table:number-columns-repeated="1022"/>
        </table:table-row>
        <table:table-row table:style-name="ro1">
          <table:table-cell office:value-type="string">
            <text:p>Julien</text:p>
          </table:table-cell>
          <table:table-cell office:value-type="string">
            <text:p>Julien Roeser</text:p>
          </table:table-cell>
          <table:table-cell table:number-columns-repeated="1022"/>
        </table:table-row>
        <table:table-row table:style-name="ro1">
          <table:table-cell office:value-type="string">
            <text:p>Jupiter</text:p>
          </table:table-cell>
          <table:table-cell office:value-type="string">
            <text:p>Elizabeth Good</text:p>
          </table:table-cell>
          <table:table-cell table:number-columns-repeated="1022"/>
        </table:table-row>
        <table:table-row table:style-name="ro1">
          <table:table-cell office:value-type="string">
            <text:p>kalou</text:p>
          </table:table-cell>
          <table:table-cell office:value-type="string">
            <text:p>Pascal Kalou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table:formula="of:=[.A129]" office:value-type="string" office:string-value="kdog77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dog77</text:p>
          </table:table-cell>
          <table:table-cell office:value-type="string">
            <text:p>kdog77</text:p>
          </table:table-cell>
          <table:table-cell table:number-columns-repeated="1022"/>
        </table:table-row>
        <table:table-row table:style-name="ro1">
          <table:table-cell office:value-type="string">
            <text:p>Kebs</text:p>
          </table:table-cell>
          <table:table-cell office:value-type="string">
            <text:p>Kevin Vibat</text:p>
          </table:table-cell>
          <table:table-cell table:number-columns-repeated="1022"/>
        </table:table-row>
        <table:table-row table:style-name="ro1">
          <table:table-cell office:value-type="string">
            <text:p>ke7in</text:p>
          </table:table-cell>
          <table:table-cell office:value-type="string">
            <text:p>Kevin Meehan</text:p>
          </table:table-cell>
          <table:table-cell table:number-columns-repeated="1022"/>
        </table:table-row>
        <table:table-row table:style-name="ro1">
          <table:table-cell office:value-type="string">
            <text:p>Kgrizz</text:p>
          </table:table-cell>
          <table:table-cell office:value-type="string">
            <text:p>Kerry Gray</text:p>
          </table:table-cell>
          <table:table-cell table:number-columns-repeated="1022"/>
        </table:table-row>
        <table:table-row table:style-name="ro1">
          <table:table-cell office:value-type="string">
            <text:p>Kidd</text:p>
          </table:table-cell>
          <table:table-cell office:value-type="string">
            <text:p>Geronimo</text:p>
          </table:table-cell>
          <table:table-cell table:number-columns-repeated="1022"/>
        </table:table-row>
        <table:table-row table:style-name="ro1">
          <table:table-cell office:value-type="string">
            <text:p>Kirtywirt</text:p>
          </table:table-cell>
          <table:table-cell office:value-type="string">
            <text:p>Kirsten Day</text:p>
          </table:table-cell>
          <table:table-cell table:number-columns-repeated="1022"/>
        </table:table-row>
        <table:table-row table:style-name="ro1">
          <table:table-cell office:value-type="string">
            <text:p>Klowe</text:p>
          </table:table-cell>
          <table:table-cell office:value-type="string">
            <text:p>Kalen Lowe</text:p>
          </table:table-cell>
          <table:table-cell table:number-columns-repeated="1022"/>
        </table:table-row>
        <table:table-row table:style-name="ro1">
          <table:table-cell office:value-type="string">
            <text:p>konartist</text:p>
          </table:table-cell>
          <table:table-cell office:value-type="string">
            <text:p>Khanh Ngo</text:p>
          </table:table-cell>
          <table:table-cell table:number-columns-repeated="1022"/>
        </table:table-row>
        <table:table-row table:style-name="ro1">
          <table:table-cell office:value-type="string">
            <text:p>Korn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ornSf</text:p>
          </table:table-cell>
          <table:table-cell office:value-type="string">
            <text:p>Kornpipat Setthakorn</text:p>
          </table:table-cell>
          <table:table-cell table:number-columns-repeated="1022"/>
        </table:table-row>
        <table:table-row table:style-name="ro1">
          <table:table-cell office:value-type="string">
            <text:p>KYDave</text:p>
          </table:table-cell>
          <table:table-cell office:value-type="string">
            <text:p>Dave Schroerlucke</text:p>
          </table:table-cell>
          <table:table-cell table:number-columns-repeated="1022"/>
        </table:table-row>
        <table:table-row table:style-name="ro1">
          <table:table-cell office:value-type="string">
            <text:p>Larry</text:p>
          </table:table-cell>
          <table:table-cell office:value-type="string">
            <text:p>Larry Damman</text:p>
          </table:table-cell>
          <table:table-cell table:number-columns-repeated="1022"/>
        </table:table-row>
        <table:table-row table:style-name="ro1">
          <table:table-cell office:value-type="string">
            <text:p>lauraw</text:p>
          </table:table-cell>
          <table:table-cell office:value-type="string">
            <text:p>Laura Wiggins</text:p>
          </table:table-cell>
          <table:table-cell table:number-columns-repeated="1022"/>
        </table:table-row>
        <table:table-row table:style-name="ro1">
          <table:table-cell office:value-type="string">
            <text:p>lenatichy</text:p>
          </table:table-cell>
          <table:table-cell office:value-type="string">
            <text:p>Lena Tichy</text:p>
          </table:table-cell>
          <table:table-cell table:number-columns-repeated="1022"/>
        </table:table-row>
        <table:table-row table:style-name="ro1">
          <table:table-cell office:value-type="string">
            <text:p>lensf415</text:p>
          </table:table-cell>
          <table:table-cell office:value-type="string">
            <text:p>Leonard Suguitan</text:p>
          </table:table-cell>
          <table:table-cell table:number-columns-repeated="1022"/>
        </table:table-row>
        <table:table-row table:style-name="ro1">
          <table:table-cell office:value-type="string">
            <text:p>Leon</text:p>
          </table:table-cell>
          <table:table-cell office:value-type="string">
            <text:p>Leon Waki</text:p>
          </table:table-cell>
          <table:table-cell table:number-columns-repeated="1022"/>
        </table:table-row>
        <table:table-row table:style-name="ro1">
          <table:table-cell office:value-type="string">
            <text:p>Lilcoyote</text:p>
          </table:table-cell>
          <table:table-cell office:value-type="string">
            <text:p>Cristina Urreaga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onHear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Liquid</text:p>
          </table:table-cell>
          <table:table-cell table:number-columns-repeated="1022"/>
        </table:table-row>
        <table:table-row table:style-name="ro1">
          <table:table-cell office:value-type="string">
            <text:p>LisaFrank420</text:p>
          </table:table-cell>
          <table:table-cell office:value-type="string">
            <text:p>Alex Stuart</text:p>
          </table:table-cell>
          <table:table-cell table:number-columns-repeated="1022"/>
        </table:table-row>
        <table:table-row table:style-name="ro1">
          <table:table-cell office:value-type="string">
            <text:p>m4551v3</text:p>
          </table:table-cell>
          <table:table-cell office:value-type="string">
            <text:p>Nicholas Massenkoff</text:p>
          </table:table-cell>
          <table:table-cell table:number-columns-repeated="1022"/>
        </table:table-row>
        <table:table-row table:style-name="ro1">
          <table:table-cell office:value-type="string">
            <text:p>Mace191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ce1981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lav</text:p>
          </table:table-cell>
          <table:table-cell office:value-type="string">
            <text:p>malav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ndomadness89</text:p>
          </table:table-cell>
          <table:table-cell office:value-type="string">
            <text:p>Armando Benutto</text:p>
          </table:table-cell>
          <table:table-cell table:number-columns-repeated="1022"/>
        </table:table-row>
        <table:table-row table:style-name="ro1">
          <table:table-cell office:value-type="string">
            <text:p>marcelo</text:p>
          </table:table-cell>
          <table:table-cell office:value-type="string">
            <text:p>Marcelo Aviles</text:p>
          </table:table-cell>
          <table:table-cell table:number-columns-repeated="1022"/>
        </table:table-row>
        <table:table-row table:style-name="ro1">
          <table:table-cell office:value-type="string">
            <text:p>Marco</text:p>
          </table:table-cell>
          <table:table-cell office:value-type="string">
            <text:p>Marco Castillo</text:p>
          </table:table-cell>
          <table:table-cell table:number-columns-repeated="1022"/>
        </table:table-row>
        <table:table-row table:style-name="ro1">
          <table:table-cell office:value-type="string">
            <text:p>marina</text:p>
          </table:table-cell>
          <table:table-cell office:value-type="string">
            <text:p>Marina Cole</text:p>
          </table:table-cell>
          <table:table-cell table:number-columns-repeated="1022"/>
        </table:table-row>
        <table:table-row table:style-name="ro1">
          <table:table-cell office:value-type="string">
            <text:p>markusca</text:p>
          </table:table-cell>
          <table:table-cell office:value-type="string">
            <text:p>Mark Butler</text:p>
          </table:table-cell>
          <table:table-cell table:number-columns-repeated="1022"/>
        </table:table-row>
        <table:table-row table:style-name="ro1">
          <table:table-cell office:value-type="string">
            <text:p>Greg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Greg M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2</text:p>
          </table:table-cell>
          <table:table-cell office:value-type="string">
            <text:p>Greg Mar</text:p>
          </table:table-cell>
          <table:table-cell table:number-columns-repeated="1022"/>
        </table:table-row>
        <table:table-row table:style-name="ro1">
          <table:table-cell office:value-type="string">
            <text:p>marshallwill</text:p>
          </table:table-cell>
          <table:table-cell office:value-type="string">
            <text:p>Marshall Williams</text:p>
          </table:table-cell>
          <table:table-cell table:number-columns-repeated="1022"/>
        </table:table-row>
        <table:table-row table:style-name="ro1">
          <table:table-cell office:value-type="string">
            <text:p>Martini</text:p>
          </table:table-cell>
          <table:table-cell office:value-type="string">
            <text:p>Martin Smidak</text:p>
          </table:table-cell>
          <table:table-cell table:number-columns-repeated="1022"/>
        </table:table-row>
        <table:table-row table:style-name="ro1">
          <table:table-cell office:value-type="string">
            <text:p>MasterBlaster</text:p>
          </table:table-cell>
          <table:table-cell table:formula="of:=[.A165]" office:value-type="string" office:string-value="MasterBlaster">
            <text:p>MasterBlaste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axstone2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 stone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ax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axam</text:p>
          </table:table-cell>
          <table:table-cell office:value-type="string">
            <text:p>Mark Maxam</text:p>
          </table:table-cell>
          <table:table-cell table:number-columns-repeated="1022"/>
        </table:table-row>
        <table:table-row table:style-name="ro1">
          <table:table-cell office:value-type="string">
            <text:p>Maxwell</text:p>
          </table:table-cell>
          <table:table-cell office:value-type="string">
            <text:p>Mike Maxwell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csf</text:p>
          </table:table-cell>
          <table:table-cell office:value-type="string">
            <text:p>Mark Coyle</text:p>
          </table:table-cell>
          <table:table-cell table:number-columns-repeated="1022"/>
        </table:table-row>
        <table:table-row table:style-name="ro1">
          <table:table-cell office:value-type="string">
            <text:p>mfranklin</text:p>
          </table:table-cell>
          <table:table-cell office:value-type="string">
            <text:p>Michael Franklin</text:p>
          </table:table-cell>
          <table:table-cell table:number-columns-repeated="1022"/>
        </table:table-row>
        <table:table-row table:style-name="ro1">
          <table:table-cell office:value-type="string">
            <text:p>mhacker</text:p>
          </table:table-cell>
          <table:table-cell office:value-type="string">
            <text:p>Matthew Hacker</text:p>
          </table:table-cell>
          <table:table-cell table:number-columns-repeated="1022"/>
        </table:table-row>
        <table:table-row table:style-name="ro1">
          <table:table-cell office:value-type="string">
            <text:p>michaelegr</text:p>
          </table:table-cell>
          <table:table-cell office:value-type="string">
            <text:p>Mike Leahy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MidwestBlond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ikeC</text:p>
          </table:table-cell>
          <table:table-cell office:value-type="string">
            <text:p>Mike Clagg</text:p>
          </table:table-cell>
          <table:table-cell table:number-columns-repeated="1022"/>
        </table:table-row>
        <table:table-row table:style-name="ro1">
          <table:table-cell office:value-type="string">
            <text:p>MikeS</text:p>
          </table:table-cell>
          <table:table-cell office:value-type="string">
            <text:p>Michael Schlatter</text:p>
          </table:table-cell>
          <table:table-cell table:number-columns-repeated="1022"/>
        </table:table-row>
        <table:table-row table:style-name="ro1">
          <table:table-cell office:value-type="string">
            <text:p>MikeR415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Mike Runyan</text:p>
          </table:table-cell>
          <table:table-cell table:style-name="ce1" office:value-type="string">
            <text:p>Mike Runyan</text:p>
          </table:table-cell>
          <table:table-cell table:number-columns-repeated="1022"/>
        </table:table-row>
        <table:table-row table:style-name="ro1">
          <table:table-cell office:value-type="string">
            <text:p>Montero</text:p>
          </table:table-cell>
          <table:table-cell office:value-type="string">
            <text:p>Montero</text:p>
          </table:table-cell>
          <table:table-cell table:number-columns-repeated="1022"/>
        </table:table-row>
        <table:table-row table:style-name="ro1">
          <table:table-cell office:value-type="string">
            <text:p>MooMooKing</text:p>
          </table:table-cell>
          <table:table-cell office:value-type="string">
            <text:p>Alan Fung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oon</text:p>
          </table:table-cell>
          <table:table-cell office:value-type="string">
            <text:p>Moon Kim</text:p>
          </table:table-cell>
          <table:table-cell table:number-columns-repeated="1022"/>
        </table:table-row>
        <table:table-row table:style-name="ro1">
          <table:table-cell office:value-type="string">
            <text:p>MPAGE</text:p>
          </table:table-cell>
          <table:table-cell office:value-type="string">
            <text:p>Michael Page</text:p>
          </table:table-cell>
          <table:table-cell table:number-columns-repeated="1022"/>
        </table:table-row>
        <table:table-row table:style-name="ro1">
          <table:table-cell office:value-type="string">
            <text:p>mrakin88</text:p>
          </table:table-cell>
          <table:table-cell office:value-type="string">
            <text:p>Mary Rakin</text:p>
          </table:table-cell>
          <table:table-cell table:number-columns-repeated="1022"/>
        </table:table-row>
        <table:table-row table:style-name="ro1">
          <table:table-cell office:value-type="string">
            <text:p>Mr60</text:p>
          </table:table-cell>
          <table:table-cell office:value-type="string">
            <text:p>Feras Qaddoura</text:p>
          </table:table-cell>
          <table:table-cell table:number-columns-repeated="1022"/>
        </table:table-row>
        <table:table-row table:style-name="ro1">
          <table:table-cell office:value-type="string">
            <text:p>Mr Blue</text:p>
          </table:table-cell>
          <table:table-cell table:formula="of:=[.A190]" office:value-type="string" office:string-value="Mr Blue">
            <text:p>Mr Blu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Msheaj77</text:p>
          </table:table-cell>
          <table:table-cell office:value-type="string">
            <text:p>Mike Justice</text:p>
          </table:table-cell>
          <table:table-cell table:number-columns-repeated="1022"/>
        </table:table-row>
        <table:table-row table:style-name="ro1">
          <table:table-cell office:value-type="string">
            <text:p>Munsonator</text:p>
          </table:table-cell>
          <table:table-cell office:value-type="string">
            <text:p>Phil Munson</text:p>
          </table:table-cell>
          <table:table-cell table:number-columns-repeated="1022"/>
        </table:table-row>
        <table:table-row table:style-name="ro1">
          <table:table-cell office:value-type="string">
            <text:p>Nbarnes</text:p>
          </table:table-cell>
          <table:table-cell office:value-type="string">
            <text:p>Nick Barnes</text:p>
          </table:table-cell>
          <table:table-cell table:number-columns-repeated="1022"/>
        </table:table-row>
        <table:table-row table:style-name="ro1">
          <table:table-cell office:value-type="string">
            <text:p>Nclansdown</text:p>
          </table:table-cell>
          <table:table-cell office:value-type="string">
            <text:p>Nick Lansdow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Newbie</text:p>
          </table:table-cell>
          <table:table-cell table:number-columns-repeated="1022"/>
        </table:table-row>
        <table:table-row table:style-name="ro1">
          <table:table-cell office:value-type="string">
            <text:p>Nick M</text:p>
          </table:table-cell>
          <table:table-cell table:formula="of:=[.A196]" office:value-type="string" office:string-value="Nick M">
            <text:p>Nick 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c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ckpallone</text:p>
          </table:table-cell>
          <table:table-cell office:value-type="string">
            <text:p>Nick Pallone</text:p>
          </table:table-cell>
          <table:table-cell table:number-columns-repeated="1022"/>
        </table:table-row>
        <table:table-row table:style-name="ro1">
          <table:table-cell office:value-type="string">
            <text:p>Nima</text:p>
          </table:table-cell>
          <table:table-cell office:value-type="string">
            <text:p>Nima Gaadadsuren</text:p>
          </table:table-cell>
          <table:table-cell table:number-columns-repeated="1022"/>
        </table:table-row>
        <table:table-row table:style-name="ro1">
          <table:table-cell office:value-type="string">
            <text:p>Ninad</text:p>
          </table:table-cell>
          <table:table-cell office:value-type="string">
            <text:p>Ninad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table:number-columns-repeated="2" office:value-type="string">
            <text:p>NinaD23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Nineballer</text:p>
          </table:table-cell>
          <table:table-cell office:value-type="string">
            <text:p>Jason Williams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Ja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nh T</text:p>
          </table:table-cell>
          <table:table-cell office:value-type="string">
            <text:p>Ninh Thai</text:p>
          </table:table-cell>
          <table:table-cell table:number-columns-repeated="1022"/>
        </table:table-row>
        <table:table-row table:style-name="ro1">
          <table:table-cell office:value-type="string">
            <text:p>Nithi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nullfox</text:p>
          </table:table-cell>
          <table:table-cell office:value-type="string">
            <text:p>Ben Fox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ancho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antera</text:p>
          </table:table-cell>
          <table:table-cell office:value-type="string">
            <text:p>Pantera</text:p>
          </table:table-cell>
          <table:table-cell table:number-columns-repeated="1022"/>
        </table:table-row>
        <table:table-row table:style-name="ro1">
          <table:table-cell office:value-type="string">
            <text:p>Parn</text:p>
          </table:table-cell>
          <table:table-cell office:value-type="string">
            <text:p>Tammarak Kampanna</text:p>
          </table:table-cell>
          <table:table-cell table:number-columns-repeated="1022"/>
        </table:table-row>
        <table:table-row table:style-name="ro1">
          <table:table-cell office:value-type="string">
            <text:p>Papa</text:p>
          </table:table-cell>
          <table:table-cell office:value-type="string">
            <text:p>Larry Damman Sr.</text:p>
          </table:table-cell>
          <table:table-cell table:number-columns-repeated="1022"/>
        </table:table-row>
        <table:table-row table:style-name="ro1">
          <table:table-cell office:value-type="string">
            <text:p>paul_k</text:p>
          </table:table-cell>
          <table:table-cell office:value-type="string">
            <text:p>Paul Krohn</text:p>
          </table:table-cell>
          <table:table-cell table:number-columns-repeated="1022"/>
        </table:table-row>
        <table:table-row table:style-name="ro1">
          <table:table-cell office:value-type="string">
            <text:p>Pdawg</text:p>
          </table:table-cell>
          <table:table-cell office:value-type="string">
            <text:p>Patty West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antom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hillipDino</text:p>
          </table:table-cell>
          <table:table-cell table:number-columns-repeated="1022"/>
        </table:table-row>
        <table:table-row table:style-name="ro1">
          <table:table-cell office:value-type="string">
            <text:p>Phudson</text:p>
          </table:table-cell>
          <table:table-cell office:value-type="string">
            <text:p>Preston Hudson</text:p>
          </table:table-cell>
          <table:table-cell table:number-columns-repeated="1022"/>
        </table:table-row>
        <table:table-row table:style-name="ro1">
          <table:table-cell office:value-type="string">
            <text:p>Pinky Ele</text:p>
          </table:table-cell>
          <table:table-cell table:formula="of:=[.A219]" office:value-type="string" office:string-value="Pinky Ele">
            <text:p>Pinky El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piperbela</text:p>
          </table:table-cell>
          <table:table-cell office:value-type="string">
            <text:p>Piper Anselmo</text:p>
          </table:table-cell>
          <table:table-cell table:number-columns-repeated="1022"/>
        </table:table-row>
        <table:table-row table:style-name="ro1">
          <table:table-cell office:value-type="string">
            <text:p>pistolp3t3</text:p>
          </table:table-cell>
          <table:table-cell office:value-type="string">
            <text:p>Pete Schay</text:p>
          </table:table-cell>
          <table:table-cell table:number-columns-repeated="1022"/>
        </table:table-row>
        <table:table-row table:style-name="ro1">
          <table:table-cell office:value-type="string">
            <text:p>Pluto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Pluto2</text:p>
          </table:table-cell>
          <table:table-cell office:value-type="string">
            <text:p>Cal C</text:p>
          </table:table-cell>
          <table:table-cell table:number-columns-repeated="1022"/>
        </table:table-row>
        <table:table-row table:style-name="ro1">
          <table:table-cell office:value-type="string">
            <text:p>Cal</text:p>
          </table:table-cell>
          <table:table-cell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table:number-columns-repeated="2" office:value-type="string">
            <text:p>Cal C</text:p>
          </table:table-cell>
          <table:table-cell table:style-name="Default" table:number-columns-repeated="1022"/>
        </table:table-row>
        <table:table-row table:style-name="ro1">
          <table:table-cell office:value-type="string">
            <text:p>pollyesther</text:p>
          </table:table-cell>
          <table:table-cell office:value-type="string">
            <text:p>Lucy Kirchner</text:p>
          </table:table-cell>
          <table:table-cell table:number-columns-repeated="1022"/>
        </table:table-row>
        <table:table-row table:style-name="ro1">
          <table:table-cell office:value-type="string">
            <text:p>PoolGato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2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Poolgato3</text:p>
          </table:table-cell>
          <table:table-cell office:value-type="string">
            <text:p>Paulo Naranjo</text:p>
          </table:table-cell>
          <table:table-cell table:number-columns-repeated="1022"/>
        </table:table-row>
        <table:table-row table:style-name="ro1">
          <table:table-cell office:value-type="string">
            <text:p>poolfnatic</text:p>
          </table:table-cell>
          <table:table-cell office:value-type="string">
            <text:p>Rajiv Shringi</text:p>
          </table:table-cell>
          <table:table-cell table:number-columns-repeated="1022"/>
        </table:table-row>
        <table:table-row table:style-name="ro1">
          <table:table-cell office:value-type="string">
            <text:p>poolio</text:p>
          </table:table-cell>
          <table:table-cell office:value-type="string">
            <text:p>Richard Devera</text:p>
          </table:table-cell>
          <table:table-cell table:number-columns-repeated="1022"/>
        </table:table-row>
        <table:table-row table:style-name="ro1">
          <table:table-cell office:value-type="string">
            <text:p>Pranay</text:p>
          </table:table-cell>
          <table:table-cell office:value-type="string">
            <text:p>Pranay Majmundar</text:p>
          </table:table-cell>
          <table:table-cell table:number-columns-repeated="1022"/>
        </table:table-row>
        <table:table-row table:style-name="ro1">
          <table:table-cell office:value-type="string">
            <text:p>Pratt</text:p>
          </table:table-cell>
          <table:table-cell office:value-type="string">
            <text:p>Pratt Majmudar</text:p>
          </table:table-cell>
          <table:table-cell table:number-columns-repeated="1022"/>
        </table:table-row>
        <table:table-row table:style-name="ro1">
          <table:table-cell office:value-type="string">
            <text:p>Priscilla</text:p>
          </table:table-cell>
          <table:table-cell office:value-type="string">
            <text:p>Priscilla Shiells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PurplePirat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Q-Ball</text:p>
          </table:table-cell>
          <table:table-cell office:value-type="string">
            <text:p>Quinn Reilly</text:p>
          </table:table-cell>
          <table:table-cell table:number-columns-repeated="1022"/>
        </table:table-row>
        <table:table-row table:style-name="ro1">
          <table:table-cell office:value-type="string">
            <text:p>Quacainia</text:p>
          </table:table-cell>
          <table:table-cell office:value-type="string">
            <text:p>Ben Becker</text:p>
          </table:table-cell>
          <table:table-cell table:number-columns-repeated="1022"/>
        </table:table-row>
        <table:table-row table:style-name="ro1">
          <table:table-cell office:value-type="string">
            <text:p>radvij</text:p>
          </table:table-cell>
          <table:table-cell office:value-type="string">
            <text:p>Radhika Marini</text:p>
          </table:table-cell>
          <table:table-cell table:number-columns-repeated="1022"/>
        </table:table-row>
        <table:table-row table:style-name="ro1">
          <table:table-cell office:value-type="string">
            <text:p>rakINDAMONEY</text:p>
          </table:table-cell>
          <table:table-cell office:value-type="string">
            <text:p>Daniel Rakin</text:p>
          </table:table-cell>
          <table:table-cell table:number-columns-repeated="1022"/>
        </table:table-row>
        <table:table-row table:style-name="ro1">
          <table:table-cell office:value-type="string">
            <text:p>Reckless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ckless04</text:p>
          </table:table-cell>
          <table:table-cell office:value-type="string">
            <text:p>Robert Reclus</text:p>
          </table:table-cell>
          <table:table-cell table:number-columns-repeated="1022"/>
        </table:table-row>
        <table:table-row table:style-name="ro1">
          <table:table-cell office:value-type="string">
            <text:p>redeyedeer</text:p>
          </table:table-cell>
          <table:table-cell office:value-type="string">
            <text:p>Paul Crouch</text:p>
          </table:table-cell>
          <table:table-cell table:number-columns-repeated="1022"/>
        </table:table-row>
        <table:table-row table:style-name="ro1">
          <table:table-cell office:value-type="string">
            <text:p>Ren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naroni</text:p>
          </table:table-cell>
          <table:table-cell office:value-type="string">
            <text:p>Ren Mata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evnort</text:p>
          </table:table-cell>
          <table:table-cell office:value-type="string">
            <text:p>Dan Sorge</text:p>
          </table:table-cell>
          <table:table-cell table:number-columns-repeated="1022"/>
        </table:table-row>
        <table:table-row table:style-name="ro1">
          <table:table-cell office:value-type="string">
            <text:p>Richierich</text:p>
          </table:table-cell>
          <table:table-cell office:value-type="string">
            <text:p>Rich Hatcher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nguyen92</text:p>
          </table:table-cell>
          <table:table-cell office:value-type="string">
            <text:p>Rich Nguyen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office:value-type="string">
            <text:p>Robert Y</text:p>
          </table:table-cell>
          <table:table-cell office:value-type="string">
            <text:p>Bobby Yulo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Rodneyzz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onnie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Royal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Rudy</text:p>
          </table:table-cell>
          <table:table-cell table:number-columns-repeated="1022"/>
        </table:table-row>
        <table:table-row table:style-name="ro1">
          <table:table-cell office:value-type="string">
            <text:p>RussLove</text:p>
          </table:table-cell>
          <table:table-cell office:value-type="string">
            <text:p>Russell Lovegren</text:p>
          </table:table-cell>
          <table:table-cell table:number-columns-repeated="1022"/>
        </table:table-row>
        <table:table-row table:style-name="ro1">
          <table:table-cell office:value-type="string">
            <text:p>SallyAnn</text:p>
          </table:table-cell>
          <table:table-cell office:value-type="string">
            <text:p>Sally Mehrwein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Santo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sarahholden</text:p>
          </table:table-cell>
          <table:table-cell office:value-type="string">
            <text:p>Sarah Holden</text:p>
          </table:table-cell>
          <table:table-cell table:number-columns-repeated="1022"/>
        </table:table-row>
        <table:table-row table:style-name="ro1">
          <table:table-cell office:value-type="string">
            <text:p>Scorpiohealing</text:p>
          </table:table-cell>
          <table:table-cell office:value-type="string">
            <text:p>Brian Dinoff</text:p>
          </table:table-cell>
          <table:table-cell table:number-columns-repeated="1022"/>
        </table:table-row>
        <table:table-row table:style-name="ro1">
          <table:table-cell office:value-type="string">
            <text:p>Shade</text:p>
          </table:table-cell>
          <table:table-cell office:value-type="string">
            <text:p>Jennifer Smith</text:p>
          </table:table-cell>
          <table:table-cell table:number-columns-repeated="1022"/>
        </table:table-row>
        <table:table-row table:style-name="ro1">
          <table:table-cell office:value-type="string">
            <text:p>Shareen</text:p>
          </table:table-cell>
          <table:table-cell office:value-type="string">
            <text:p>Shareen Damman</text:p>
          </table:table-cell>
          <table:table-cell table:number-columns-repeated="1022"/>
        </table:table-row>
        <table:table-row table:style-name="ro1">
          <table:table-cell office:value-type="string">
            <text:p>Sinchai</text:p>
          </table:table-cell>
          <table:table-cell office:value-type="string">
            <text:p>Ed Sinchai</text:p>
          </table:table-cell>
          <table:table-cell table:number-columns-repeated="1022"/>
        </table:table-row>
        <table:table-row table:style-name="ro1">
          <table:table-cell office:value-type="string">
            <text:p>smalls</text:p>
          </table:table-cell>
          <table:table-cell office:value-type="string">
            <text:p>Yujin Lim</text:p>
          </table:table-cell>
          <table:table-cell table:number-columns-repeated="1022"/>
        </table:table-row>
        <table:table-row table:style-name="ro1">
          <table:table-cell office:value-type="string">
            <text:p>Sniper415</text:p>
          </table:table-cell>
          <table:table-cell office:value-type="string">
            <text:p>Alan Uchicha</text:p>
          </table:table-cell>
          <table:table-cell table:number-columns-repeated="1022"/>
        </table:table-row>
        <table:table-row table:style-name="ro1">
          <table:table-cell office:value-type="string">
            <text:p>Soennich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oennich2</text:p>
          </table:table-cell>
          <table:table-cell office:value-type="string">
            <text:p>Scott Soennichsen</text:p>
          </table:table-cell>
          <table:table-cell table:number-columns-repeated="1022"/>
        </table:table-row>
        <table:table-row table:style-name="ro1">
          <table:table-cell office:value-type="string">
            <text:p>SpartanQueen</text:p>
          </table:table-cell>
          <table:table-cell office:value-type="string">
            <text:p>Karissa Bell</text:p>
          </table:table-cell>
          <table:table-cell table:number-columns-repeated="1022"/>
        </table:table-row>
        <table:table-row table:style-name="ro1">
          <table:table-cell office:value-type="string">
            <text:p>stevelee</text:p>
          </table:table-cell>
          <table:table-cell office:value-type="string">
            <text:p>Steve Lee</text:p>
          </table:table-cell>
          <table:table-cell table:number-columns-repeated="1022"/>
        </table:table-row>
        <table:table-row table:style-name="ro1">
          <table:table-cell office:value-type="string">
            <text:p>stones</text:p>
          </table:table-cell>
          <table:table-cell office:value-type="string">
            <text:p>Maik Fahie</text:p>
          </table:table-cell>
          <table:table-cell table:number-columns-repeated="1022"/>
        </table:table-row>
        <table:table-row table:style-name="ro1">
          <table:table-cell office:value-type="string">
            <text:p>Stutzy</text:p>
          </table:table-cell>
          <table:table-cell office:value-type="string">
            <text:p>Shirley Stutz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dteen2</text:p>
          </table:table-cell>
          <table:table-cell office:value-type="string">
            <text:p>sudteen</text:p>
          </table:table-cell>
          <table:table-cell table:number-columns-repeated="1022"/>
        </table:table-row>
        <table:table-row table:style-name="ro1">
          <table:table-cell office:value-type="string">
            <text:p>SuperMcFly</text:p>
          </table:table-cell>
          <table:table-cell office:value-type="string">
            <text:p>Robert Powell</text:p>
          </table:table-cell>
          <table:table-cell table:number-columns-repeated="1022"/>
        </table:table-row>
        <table:table-row table:style-name="ro1">
          <table:table-cell office:value-type="string">
            <text:p>Suprkitti</text:p>
          </table:table-cell>
          <table:table-cell office:value-type="string">
            <text:p>Sara Thomas</text:p>
          </table:table-cell>
          <table:table-cell table:number-columns-repeated="1022"/>
        </table:table-row>
        <table:table-row table:style-name="ro1">
          <table:table-cell office:value-type="string">
            <text:p>TAsuncion</text:p>
          </table:table-cell>
          <table:table-cell office:value-type="string">
            <text:p>Tina Asuncion</text:p>
          </table:table-cell>
          <table:table-cell table:number-columns-repeated="1022"/>
        </table:table-row>
        <table:table-row table:style-name="ro1">
          <table:table-cell office:value-type="string">
            <text:p>TaTa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ea R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table:style-name="ce1" office:value-type="string">
            <text:p>TeaRandrup</text:p>
          </table:table-cell>
          <table:table-cell office:value-type="string">
            <text:p>Tea Randrup</text:p>
          </table:table-cell>
          <table:table-cell table:number-columns-repeated="1022"/>
        </table:table-row>
        <table:table-row table:style-name="ro1">
          <table:table-cell office:value-type="string">
            <text:p>tharakan</text:p>
          </table:table-cell>
          <table:table-cell office:value-type="string">
            <text:p>Nithin Tharakan</text:p>
          </table:table-cell>
          <table:table-cell table:number-columns-repeated="1022"/>
        </table:table-row>
        <table:table-row table:style-name="ro1">
          <table:table-cell office:value-type="string">
            <text:p>Thayereightball</text:p>
          </table:table-cell>
          <table:table-cell office:value-type="string">
            <text:p>Thayer McDougle</text:p>
          </table:table-cell>
          <table:table-cell table:number-columns-repeated="1022"/>
        </table:table-row>
        <table:table-row table:style-name="ro1">
          <table:table-cell office:value-type="string">
            <text:p>THC</text:p>
          </table:table-cell>
          <table:table-cell table:formula="of:=[.A283]" office:value-type="string" office:string-value="THC">
            <text:p>THC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thegreatga13y</text:p>
          </table:table-cell>
          <table:table-cell office:value-type="string">
            <text:p>Gabriela Benuto</text:p>
          </table:table-cell>
          <table:table-cell table:number-columns-repeated="1022"/>
        </table:table-row>
        <table:table-row table:style-name="ro1">
          <table:table-cell office:value-type="string">
            <text:p>Themaddmixxer</text:p>
          </table:table-cell>
          <table:table-cell office:value-type="string">
            <text:p>Manny Sanchez</text:p>
          </table:table-cell>
          <table:table-cell table:number-columns-repeated="1022"/>
        </table:table-row>
        <table:table-row table:style-name="ro1">
          <table:table-cell office:value-type="string">
            <text:p>tmctmc</text:p>
          </table:table-cell>
          <table:table-cell office:value-type="string">
            <text:p>Travis Cline</text:p>
          </table:table-cell>
          <table:table-cell table:number-columns-repeated="1022"/>
        </table:table-row>
        <table:table-row table:style-name="ro1">
          <table:table-cell office:value-type="string">
            <text:p>tomcklee</text:p>
          </table:table-cell>
          <table:table-cell office:value-type="string">
            <text:p>Tom Lee</text:p>
          </table:table-cell>
          <table:table-cell table:number-columns-repeated="1022"/>
        </table:table-row>
        <table:table-row table:style-name="ro1">
          <table:table-cell office:value-type="string">
            <text:p>tommymudd</text:p>
          </table:table-cell>
          <table:table-cell office:value-type="string">
            <text:p>Tommy Mudd</text:p>
          </table:table-cell>
          <table:table-cell table:number-columns-repeated="1022"/>
        </table:table-row>
        <table:table-row table:style-name="ro1">
          <table:table-cell office:value-type="string">
            <text:p>touboult</text:p>
          </table:table-cell>
          <table:table-cell office:value-type="string">
            <text:p>Talia Touboul</text:p>
          </table:table-cell>
          <table:table-cell table:number-columns-repeated="1022"/>
        </table:table-row>
        <table:table-row table:style-name="ro1">
          <table:table-cell office:value-type="string">
            <text:p>Trace149</text:p>
          </table:table-cell>
          <table:table-cell office:value-type="string">
            <text:p>Henry Granado</text:p>
          </table:table-cell>
          <table:table-cell table:number-columns-repeated="1022"/>
        </table:table-row>
        <table:table-row table:style-name="ro1">
          <table:table-cell office:value-type="string">
            <text:p>TTT</text:p>
          </table:table-cell>
          <table:table-cell table:formula="of:=[.A291]" office:value-type="string" office:string-value="TTT">
            <text:p>TTT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uhokay</text:p>
          </table:table-cell>
          <table:table-cell office:value-type="string">
            <text:p>Dave Willett</text:p>
          </table:table-cell>
          <table:table-cell table:number-columns-repeated="1022"/>
        </table:table-row>
        <table:table-row table:style-name="ro1">
          <table:table-cell office:value-type="string">
            <text:p>Varun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arun_singh</text:p>
          </table:table-cell>
          <table:table-cell office:value-type="string">
            <text:p>Varun Singh</text:p>
          </table:table-cell>
          <table:table-cell table:number-columns-repeated="1022"/>
        </table:table-row>
        <table:table-row table:style-name="ro1">
          <table:table-cell office:value-type="string">
            <text:p>vhyk</text:p>
          </table:table-cell>
          <table:table-cell office:value-type="string">
            <text:p>Victor Ramos</text:p>
          </table:table-cell>
          <table:table-cell table:number-columns-repeated="1022"/>
        </table:table-row>
        <table:table-row table:style-name="ro1">
          <table:table-cell office:value-type="string">
            <text:p>Wad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2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 H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office:value-type="string">
            <text:p>WadeForMe</text:p>
          </table:table-cell>
          <table:table-cell office:value-type="string">
            <text:p>Wade Hargrove</text:p>
          </table:table-cell>
          <table:table-cell table:number-columns-repeated="1022"/>
        </table:table-row>
        <table:table-row table:style-name="ro1">
          <table:table-cell table:number-columns-repeated="2" office:value-type="string">
            <text:p>Walru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alter</text:p>
          </table:table-cell>
          <table:table-cell table:formula="of:=[.A301]" office:value-type="string" office:string-value="Walter">
            <text:p>Walter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string">
            <text:p>Whiz</text:p>
          </table:table-cell>
          <table:table-cell office:value-type="string">
            <text:p>Kevin Jefferson</text:p>
          </table:table-cell>
          <table:table-cell table:number-columns-repeated="1022"/>
        </table:table-row>
        <table:table-row table:style-name="ro1">
          <table:table-cell office:value-type="string">
            <text:p>wksun</text:p>
          </table:table-cell>
          <table:table-cell office:value-type="string">
            <text:p>William Sun</text:p>
          </table:table-cell>
          <table:table-cell table:number-columns-repeated="1022"/>
        </table:table-row>
        <table:table-row table:style-name="ro1">
          <table:table-cell office:value-type="string">
            <text:p>Williedills</text:p>
          </table:table-cell>
          <table:table-cell office:value-type="string">
            <text:p>William Gregory</text:p>
          </table:table-cell>
          <table:table-cell table:number-columns-repeated="1022"/>
        </table:table-row>
        <table:table-row table:style-name="ro1">
          <table:table-cell office:value-type="string">
            <text:p>Willyoh03</text:p>
          </table:table-cell>
          <table:table-cell office:value-type="string">
            <text:p>Will Vizcayno</text:p>
          </table:table-cell>
          <table:table-cell table:number-columns-repeated="1022"/>
        </table:table-row>
        <table:table-row table:style-name="ro1">
          <table:table-cell office:value-type="string">
            <text:p>Wshaheen</text:p>
          </table:table-cell>
          <table:table-cell office:value-type="string">
            <text:p>Will Shaheen</text:p>
          </table:table-cell>
          <table:table-cell table:number-columns-repeated="1022"/>
        </table:table-row>
        <table:table-row table:style-name="ro1">
          <table:table-cell office:value-type="string">
            <text:p>yukodesigns</text:p>
          </table:table-cell>
          <table:table-cell office:value-type="string">
            <text:p>Yuko Takahashi</text:p>
          </table:table-cell>
          <table:table-cell table:number-columns-repeated="1022"/>
        </table:table-row>
        <table:table-row table:style-name="ro1">
          <table:table-cell office:value-type="string">
            <text:p>zarnegar</text:p>
          </table:table-cell>
          <table:table-cell office:value-type="string">
            <text:p>Rodney Zarnegar</text:p>
          </table:table-cell>
          <table:table-cell table:number-columns-repeated="1022"/>
        </table:table-row>
        <table:table-row table:style-name="ro1">
          <table:table-cell office:value-type="string">
            <text:p>Zoo 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oKeeper</text:p>
          </table:table-cell>
          <table:table-cell office:value-type="string">
            <text:p>Howard Fong</text:p>
          </table:table-cell>
          <table:table-cell table:number-columns-repeated="1022"/>
        </table:table-row>
        <table:table-row table:style-name="ro1">
          <table:table-cell office:value-type="string">
            <text:p>Zorro</text:p>
          </table:table-cell>
          <table:table-cell office:value-type="string">
            <text:p>Steve Fox</text:p>
          </table:table-cell>
          <table:table-cell table:number-columns-repeated="1022"/>
        </table:table-row>
        <table:table-row table:style-name="ro1" table:number-rows-repeated="104826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1:Sheet1.C3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10">08/10/2019</text:date>, <text:time>19:0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Unix OpenOffice.org_project/416m1$Build-9790</meta:generator>
    <dc:date>2019-08-10T19:00:58</dc:date>
    <dc:creator>Skip Perry</dc:creator>
    <meta:editing-duration>PT13H5M1S</meta:editing-duration>
    <meta:editing-cycles>296</meta:editing-cycles>
    <meta:document-statistic meta:table-count="1" meta:cell-count="656" meta:object-count="0"/>
  </office:meta>
</office:document-meta>
</file>